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cdf1" officeooo:paragraph-rsid="0006cdf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Le fond qui change tout les 1 step</text:p>
        </text:list-item>
        <text:list-item>
          <text:p text:style-name="P1">Placer les cercles sur di<text:tab/>fférentes positions et pouvoir changer leurs couleurs (comme position, à volonté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7T21:48:59.688000000</dc:date>
    <meta:editing-duration>PT1M7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" meta:word-count="26" meta:character-count="143" meta:non-whitespace-character-count="121"/>
  </office:meta>
</office:document-meta>
</file>